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/></text:p>
      <text:p text:style-name="P9"/>
      <text:p text:style-name="P10">RECIBI CONFORME</text:p>
      <text:p text:style-name="P9"/>
      <text:p text:style-name="P11">CLIENTE: FARFAN CASAFRANCA GUILLERMIN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FARFAN CASAFRANCA, GUILLERM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7:49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